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ssageHandlerMethodFactory.setMessageConverter( MessageConverter messag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HandlerMethodFactory.setArgumentResolvers( @ Nullable List &lt; HandlerMethodArgumentResolver &gt; argument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essageHandlerMethodFactory.setConversionService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HandlerMethodFactory.createInvocableHandlerMethod( Object bean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ssageHandlerMethodFactory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HandlerMethodFactory.setValidator(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HandlerMethodFactory.initArgumentResolv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MessageHandlerMethodFactory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essageHandlerMethodFactory.setCustomArgumentResolvers( List &lt; HandlerMethodArgumentResolver &gt; custom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